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</office:font-face-decls>
  <office:automatic-styles>
    <style:style style:name="P1" style:family="paragraph" style:parent-style-name="Standard">
      <style:text-properties officeooo:rsid="0006f543" officeooo:paragraph-rsid="0006f543"/>
    </style:style>
    <style:style style:name="P2" style:family="paragraph" style:parent-style-name="Standard">
      <style:text-properties officeooo:rsid="0006f543" officeooo:paragraph-rsid="00243624"/>
    </style:style>
    <style:style style:name="P3" style:family="paragraph" style:parent-style-name="Standard">
      <style:text-properties officeooo:rsid="00226e68" officeooo:paragraph-rsid="00226e68"/>
    </style:style>
    <style:style style:name="P4" style:family="paragraph" style:parent-style-name="Standard">
      <style:text-properties officeooo:rsid="00226e68" officeooo:paragraph-rsid="00243624"/>
    </style:style>
    <style:style style:name="P5" style:family="paragraph" style:parent-style-name="Standard">
      <style:text-properties officeooo:rsid="00226e68" officeooo:paragraph-rsid="0027795c"/>
    </style:style>
    <style:style style:name="P6" style:family="paragraph" style:parent-style-name="Standard">
      <style:text-properties officeooo:rsid="0027795c" officeooo:paragraph-rsid="0027795c"/>
    </style:style>
    <style:style style:name="P7" style:family="paragraph" style:parent-style-name="Text_20_body" style:list-style-name="L1">
      <style:paragraph-properties fo:margin-top="0.1in" fo:margin-bottom="0in" style:contextual-spacing="false" fo:text-align="start" style:justify-single-word="false" fo:orphans="2" fo:widows="2" fo:padding="0in" fo:border="none"/>
    </style:style>
    <style:style style:name="P8" style:family="paragraph" style:parent-style-name="Text_20_body" style:list-style-name="L1">
      <style:paragraph-properties fo:margin-top="0.1in" fo:margin-bottom="0in" style:contextual-spacing="false" fo:text-align="start" style:justify-single-word="false" fo:orphans="2" fo:widows="2" fo:padding="0in" fo:border="none"/>
      <style:text-properties officeooo:paragraph-rsid="000e601a"/>
    </style:style>
    <style:style style:name="P9" style:family="paragraph" style:parent-style-name="Text_20_body">
      <style:text-properties officeooo:rsid="0006f543" officeooo:paragraph-rsid="00087d70"/>
    </style:style>
    <style:style style:name="P10" style:family="paragraph" style:parent-style-name="Text_20_body">
      <style:text-properties officeooo:rsid="0006f543" officeooo:paragraph-rsid="000a6251"/>
    </style:style>
    <style:style style:name="P11" style:family="paragraph" style:parent-style-name="Text_20_body">
      <style:text-properties officeooo:rsid="0006f543" officeooo:paragraph-rsid="000e601a"/>
    </style:style>
    <style:style style:name="P12" style:family="paragraph" style:parent-style-name="Text_20_body">
      <style:text-properties officeooo:rsid="0006f543" officeooo:paragraph-rsid="000ff752"/>
    </style:style>
    <style:style style:name="P13" style:family="paragraph" style:parent-style-name="Text_20_body">
      <style:text-properties officeooo:rsid="0006f543" officeooo:paragraph-rsid="0015b985"/>
    </style:style>
    <style:style style:name="P14" style:family="paragraph" style:parent-style-name="Text_20_body">
      <style:text-properties officeooo:rsid="0006f543" officeooo:paragraph-rsid="00177132"/>
    </style:style>
    <style:style style:name="P15" style:family="paragraph" style:parent-style-name="Text_20_body">
      <style:text-properties officeooo:rsid="0006f543" officeooo:paragraph-rsid="0019c529"/>
    </style:style>
    <style:style style:name="P16" style:family="paragraph" style:parent-style-name="Text_20_body">
      <style:text-properties officeooo:rsid="0006f543" officeooo:paragraph-rsid="001a705a"/>
    </style:style>
    <style:style style:name="P17" style:family="paragraph" style:parent-style-name="Text_20_body">
      <style:text-properties officeooo:rsid="0006f543" officeooo:paragraph-rsid="001b58b2"/>
    </style:style>
    <style:style style:name="P18" style:family="paragraph" style:parent-style-name="Text_20_body">
      <style:text-properties officeooo:rsid="0006f543" officeooo:paragraph-rsid="001da949"/>
    </style:style>
    <style:style style:name="P19" style:family="paragraph" style:parent-style-name="Text_20_body">
      <style:text-properties officeooo:rsid="0006f543" officeooo:paragraph-rsid="00243624"/>
    </style:style>
    <style:style style:name="P20" style:family="paragraph" style:parent-style-name="Text_20_body">
      <style:text-properties officeooo:paragraph-rsid="001b739f"/>
    </style:style>
    <style:style style:name="P21" style:family="paragraph" style:parent-style-name="Text_20_body">
      <style:text-properties officeooo:paragraph-rsid="00243624"/>
    </style:style>
    <style:style style:name="T1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087d70"/>
    </style:style>
    <style:style style:name="T3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0952a8"/>
    </style:style>
    <style:style style:name="T4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0a6251"/>
    </style:style>
    <style:style style:name="T5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0d5156"/>
    </style:style>
    <style:style style:name="T6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06f543"/>
    </style:style>
    <style:style style:name="T7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0e601a"/>
    </style:style>
    <style:style style:name="T8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0ff752"/>
    </style:style>
    <style:style style:name="T9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348a5"/>
    </style:style>
    <style:style style:name="T10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45bda"/>
    </style:style>
    <style:style style:name="T11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5b985"/>
    </style:style>
    <style:style style:name="T12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77132"/>
    </style:style>
    <style:style style:name="T13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9c529"/>
    </style:style>
    <style:style style:name="T14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a705a"/>
    </style:style>
    <style:style style:name="T15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b58b2"/>
    </style:style>
    <style:style style:name="T16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b739f"/>
    </style:style>
    <style:style style:name="T17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da949"/>
    </style:style>
    <style:style style:name="T18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1e9fc1"/>
    </style:style>
    <style:style style:name="T19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201de5"/>
    </style:style>
    <style:style style:name="T20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226e4d"/>
    </style:style>
    <style:style style:name="T21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2603c4"/>
    </style:style>
    <style:style style:name="T22" style:family="text">
      <style:text-properties fo:font-variant="normal" fo:text-transform="none" fo:color="#111111" loext:opacity="100%" style:font-name="apple-system" fo:font-size="9.60000038146973pt" fo:letter-spacing="normal" fo:font-style="normal" fo:font-weight="bold" officeooo:rsid="000e601a" style:font-weight-asian="bold" style:font-weight-complex="bold"/>
    </style:style>
    <style:style style:name="T23" style:family="text">
      <style:text-properties fo:font-variant="normal" fo:text-transform="none" fo:color="#111111" loext:opacity="100%" style:font-name="apple-system" fo:font-size="9.60000038146973pt" fo:letter-spacing="normal" fo:font-style="normal" fo:font-weight="bold" officeooo:rsid="0015b985" style:font-weight-asian="bold" style:font-weight-complex="bold"/>
    </style:style>
    <style:style style:name="T24" style:family="text">
      <style:text-properties fo:font-variant="normal" fo:text-transform="none" fo:color="#111111" loext:opacity="100%" style:font-name="apple-system" fo:font-size="9.60000038146973pt" fo:letter-spacing="normal" fo:font-style="normal" fo:font-weight="bold" officeooo:rsid="001c0d99" style:font-weight-asian="bold" style:font-weight-complex="bold"/>
    </style:style>
    <style:style style:name="T25" style:family="text">
      <style:text-properties fo:font-variant="normal" fo:text-transform="none" fo:color="#111111" loext:opacity="100%" style:font-name="apple-system" fo:font-size="9.60000038146973pt" fo:letter-spacing="normal" fo:font-style="italic" fo:font-weight="normal" officeooo:rsid="0015b985" style:font-style-asian="italic" style:font-style-complex="italic"/>
    </style:style>
    <style:style style:name="T26" style:family="text">
      <style:text-properties fo:font-variant="normal" fo:text-transform="none" fo:color="#111111" loext:opacity="100%" style:text-position="super 58%" style:font-name="apple-system" fo:font-size="9.60000038146973pt" fo:letter-spacing="normal" fo:font-style="normal" fo:font-weight="normal" officeooo:rsid="001b58b2"/>
    </style:style>
    <style:style style:name="T27" style:family="text">
      <style:text-properties fo:font-variant="normal" fo:text-transform="none" fo:color="#000000" loext:opacity="100%" style:font-name="sans-serif" fo:font-size="9.60000038146973pt" fo:letter-spacing="normal" fo:font-style="normal" fo:font-weight="bold" officeooo:rsid="001b58b2"/>
    </style:style>
    <style:style style:name="T28" style:family="text">
      <style:text-properties fo:font-variant="normal" fo:text-transform="none" fo:color="#000000" loext:opacity="100%" style:font-name="sans-serif" fo:font-size="9.60000038146973pt" fo:letter-spacing="normal" fo:font-style="normal" fo:font-weight="bold" officeooo:rsid="001b739f"/>
    </style:style>
    <style:style style:name="T29" style:family="text">
      <style:text-properties officeooo:rsid="000c8507"/>
    </style:style>
    <style:style style:name="T30" style:family="text">
      <style:text-properties officeooo:rsid="0011a417"/>
    </style:style>
    <style:style style:name="T31" style:family="text">
      <style:text-properties officeooo:rsid="001348a5"/>
    </style:style>
    <style:style style:name="T32" style:family="text">
      <style:text-properties officeooo:rsid="00226e4d"/>
    </style:style>
    <style:style style:name="T33" style:family="text">
      <style:text-properties officeooo:rsid="0027795c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9">LRL_WEB, </text:span>A Website for <text:span text:style-name="T31">a</text:span> <text:span text:style-name="T31">More Thorough Exploration </text:span><text:span text:style-name="T32">of</text:span><text:span text:style-name="T30"> Bravais Lattice Types of Your Unit Cells</text:span></text:p>
      <text:p text:style-name="P2"/>
      <text:p text:style-name="P2">Lawrence C. Andrews</text:p>
      <text:p text:style-name="P4">Ronin Institute for Independent Scholarship, Kirkland, WA, USA</text:p>
      <text:p text:style-name="P4">larry6640995@gmail.com</text:p>
      <text:p text:style-name="P2"/>
      <text:p text:style-name="P2">Herbert J. Bernstein</text:p>
      <text:p text:style-name="P5">Ronin Institute for Independent Scholarship, <text:span text:style-name="T33">New York, NY</text:span>, USA</text:p>
      <text:p text:style-name="P6"><text:a xlink:type="simple" xlink:href="mailto:yayahjb@gmail.com" text:style-name="Internet_20_link" text:visited-style-name="Visited_20_Internet_20_Link">yayahjb@gmail.com</text:a></text:p>
      <text:p text:style-name="P6"/>
      <text:p text:style-name="P19"><text:span text:style-name="Strong_20_Emphasis"><text:span text:style-name="T9">Even today, the standard programs for determining likely lattice types still sometimes fail to recognize the correct symmetry of a crystal </text:span></text:span><text:span text:style-name="Strong_20_Emphasis"><text:span text:style-name="T10">(Le Trong &amp; Stenkamp, 2007)</text:span></text:span><text:span text:style-name="Strong_20_Emphasis"><text:span text:style-name="T9">. </text:span></text:span><text:span text:style-name="Strong_20_Emphasis"><text:span text:style-name="T10">Experience has shown that the programs BGAOL (Andrews &amp; Bernstein, 2014) and the newer program Sella</text:span></text:span><text:span text:style-name="Strong_20_Emphasis"><text:span text:style-name="T11"> (in preparation)</text:span></text:span><text:span text:style-name="Strong_20_Emphasis"><text:span text:style-name="T10"> produce more </text:span></text:span><text:span text:style-name="Strong_20_Emphasis"><text:span text:style-name="T11">complete</text:span></text:span><text:span text:style-name="Strong_20_Emphasis"><text:span text:style-name="T10"> results. </text:span></text:span><text:span text:style-name="Strong_20_Emphasis"><text:span text:style-name="T11">Sella produces an especially useful map of the hierarchy of lattice types (Grimmer, 2016, described the hierarchy). LRL_WEB allows access to Sella, BGAOL, SAUC (M</text:span></text:span><text:span text:style-name="Strong_20_Emphasis"><text:span text:style-name="T17">cG</text:span></text:span><text:span text:style-name="Strong_20_Emphasis"><text:span text:style-name="T11">ill </text:span></text:span><text:span text:style-name="Strong_20_Emphasis"><text:span text:style-name="T25">et al.</text:span></text:span><text:span text:style-name="Strong_20_Emphasis"><text:span text:style-name="T11">, 2014), PlotC3, Delaunay and Niggli reductions.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13">An example of the hierarchy maps is a case cited by Le Trong &amp; Stenkamp, PDB entry 1G2X, as C-centered monoclinic, C 80.95 80.57 57.1 90 90.35 90. </text:span></text:span><text:span text:style-name="Strong_20_Emphasis"><text:span text:style-name="T14">Sella produces Figure 1, which of course shows a perfect match to mS (side centered monoclinic), but also a relatively good match to hR (</text:span></text:span><text:span text:style-name="Strong_20_Emphasis"><text:span text:style-name="T18">r</text:span></text:span><text:span text:style-name="Strong_20_Emphasis"><text:span text:style-name="T14">hombohedral). The example is one of a group of probably identical structures of Krait toxin phospolipase A2.</text:span></text:span></text:p>
      <text:p text:style-name="P19"><text:span text:style-name="Strong_20_Emphasis"><text:span text:style-name="T14"/></text:span></text:p>
      <text:p text:style-name="P19"><text:span text:style-name="Strong_20_Emphasis"><text:span text:style-name="T14">Figure 2 shows two Bravais lattice types, as defined by Delaunay. We can use PlotC3 to learn more about these two orthorhombic types. O3 is described as body-centered, and O4 is side-centered. </text:span></text:span><text:span text:style-name="Strong_20_Emphasis"><text:span text:style-name="T15">In Figure 3, the upper panel was produced using O3 data and the lower using O4 data. For each case, CmdGen (on the web site) was use</text:span></text:span><text:span text:style-name="Strong_20_Emphasis"><text:span text:style-name="T18">d</text:span></text:span><text:span text:style-name="Strong_20_Emphasis"><text:span text:style-name="T15"> to create 200 random cells of the selected type.</text:span></text:span></text:p>
      <text:p text:style-name="P19"><text:span text:style-name="Strong_20_Emphasis"><text:span text:style-name="T15"/></text:span></text:p>
      <text:p text:style-name="P19"><text:span text:style-name="Strong_20_Emphasis"><text:span text:style-name="T15">Considering the upper panel (O3), there are two panes that show the projections as lines, and the third shows a point. That tells us that the plot is described by a plane, even though we are examining a 6-dimensional plot. The lower panel also shows two project</text:span></text:span><text:span text:style-name="Strong_20_Emphasis"><text:span text:style-name="T19">ion</text:span></text:span><text:span text:style-name="Strong_20_Emphasis"><text:span text:style-name="T15">s as lines, but the third is random. In this case we are looking at </text:span></text:span><text:span text:style-name="Strong_20_Emphasis"><text:span text:style-name="T21">a </text:span></text:span><text:span text:style-name="Strong_20_Emphasis"><text:span text:style-name="T15">3-space object in the 6-dimensional space S</text:span></text:span><text:span text:style-name="Strong_20_Emphasis"><text:span text:style-name="T26">6</text:span></text:span><text:span text:style-name="Strong_20_Emphasis"><text:span text:style-name="T15">, one representation of unit cells. </text:span></text:span></text:p>
      <text:p text:style-name="P19"><text:span text:style-name="Strong_20_Emphasis"><text:span text:style-name="T15"/></text:span></text:p>
      <text:p text:style-name="P21"><text:span text:style-name="Strong_20_Emphasis"><text:span text:style-name="T15">So Figure 3 has told us that O3 is a 2-dimensional object, but we know that orthorhombic unit cells ha</text:span></text:span><text:span text:style-name="Strong_20_Emphasis"><text:span text:style-name="T19">ve to have</text:span></text:span><text:span text:style-name="Strong_20_Emphasis"><text:span text:style-name="T15"> 3 parameters. O4 being a 3-space object is what is expected. We learn that O3 is a degenerate type, and we can determine that in a different way using Figure 2. The characteristic of S</text:span></text:span><text:span text:style-name="Strong_20_Emphasis"><text:span text:style-name="T26">6</text:span></text:span><text:span text:style-name="Strong_20_Emphasis"><text:span text:style-name="T15"> vectors for O3 is </text:span></text:span><text:span text:style-name="Strong_20_Emphasis"><text:span text:style-name="T27">(rs0 rs0)</text:span></text:span><text:span text:style-name="Strong_20_Emphasis"><text:span text:style-name="T15">, </text:span></text:span><text:span text:style-name="Strong_20_Emphasis"><text:span text:style-name="T16">and for O4 it is </text:span></text:span><text:span text:style-name="Strong_20_Emphasis"><text:span text:style-name="T28">(00r sst)</text:span></text:span><text:span text:style-name="Strong_20_Emphasis"><text:span text:style-name="T16">. O3 has only </text:span></text:span><text:span text:style-name="Strong_20_Emphasis"><text:span text:style-name="T19">2</text:span></text:span><text:span text:style-name="Strong_20_Emphasis"><text:span text:style-name="T16"> available parameters, and O4 has 3, which we expect </text:span></text:span><text:span text:style-name="Strong_20_Emphasis"><text:span text:style-name="T20">for</text:span></text:span><text:span text:style-name="Strong_20_Emphasis"><text:span text:style-name="T16"> orthorhombic. In fact, some additional research shows that O3 is the boundary between two other types.</text:span></text:span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4T14:04:38.637000000</meta:creation-date>
    <meta:generator>LibreOffice/7.3.5.2$Windows_X86_64 LibreOffice_project/184fe81b8c8c30d8b5082578aee2fed2ea847c01</meta:generator>
    <dc:date>2024-03-28T17:29:29.927000000</dc:date>
    <meta:editing-duration>P1DT17H52M33S</meta:editing-duration>
    <meta:editing-cycles>19</meta:editing-cycles>
    <meta:document-statistic meta:table-count="0" meta:image-count="0" meta:object-count="0" meta:page-count="1" meta:paragraph-count="12" meta:word-count="433" meta:character-count="2545" meta:non-whitespace-character-count="2123"/>
  </office:meta>
</office:document-meta>
</file>